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2" style:text-underline-style="none" fo:font-weight="bold" style:font-weight-asian="bold" style:font-weight-complex="bold"/>
    </style:style>
    <style:style style:name="P2" style:family="paragraph" style:parent-style-name="Standard">
      <style:text-properties style:font-name="Calibri2" style:text-underline-style="none" officeooo:rsid="000f47e1" officeooo:paragraph-rsid="000f47e1"/>
    </style:style>
    <style:style style:name="P3" style:family="paragraph" style:parent-style-name="Standard">
      <style:text-properties style:font-name="Calibri2" style:text-underline-style="none" officeooo:rsid="000c116a" officeooo:paragraph-rsid="000c116a"/>
    </style:style>
    <style:style style:name="P4" style:family="paragraph" style:parent-style-name="Standard">
      <style:text-properties style:font-name="Calibri2" style:text-underline-style="none" officeooo:rsid="001f8679" officeooo:paragraph-rsid="001f8679"/>
    </style:style>
    <style:style style:name="P5" style:family="paragraph" style:parent-style-name="Standard">
      <style:text-properties style:font-name="Calibri2" style:text-underline-style="none" officeooo:rsid="00218a9f" officeooo:paragraph-rsid="00218a9f"/>
    </style:style>
    <style:style style:name="P6" style:family="paragraph" style:parent-style-name="Standard">
      <style:text-properties style:font-name="Calibri2" fo:font-size="10.5pt" fo:font-style="italic" style:text-underline-style="none" officeooo:rsid="000f47e1" officeooo:paragraph-rsid="000f47e1" style:font-size-asian="9.14999961853027pt" style:font-style-asian="italic" style:font-size-complex="10.5pt" style:font-style-complex="italic"/>
    </style:style>
    <style:style style:name="P7" style:family="paragraph" style:parent-style-name="Standard">
      <style:text-properties fo:font-size="10.5pt" fo:font-style="italic" officeooo:paragraph-rsid="000fe9f7" style:font-size-asian="10.5pt" style:font-style-asian="italic" style:font-size-complex="10.5pt" style:font-style-complex="italic"/>
    </style:style>
    <style:style style:name="P8" style:family="paragraph" style:parent-style-name="Changes" style:list-style-name="L1"/>
    <style:style style:name="P9" style:family="paragraph" style:parent-style-name="Changes" style:list-style-name="L1">
      <style:text-properties officeooo:rsid="00365716" officeooo:paragraph-rsid="00365716"/>
    </style:style>
    <style:style style:name="P10" style:family="paragraph" style:parent-style-name="Changes" style:list-style-name="L1">
      <style:text-properties officeooo:rsid="003825b1" officeooo:paragraph-rsid="003825b1"/>
    </style:style>
    <style:style style:name="P11" style:family="paragraph" style:parent-style-name="Changes" style:list-style-name="L1">
      <style:text-properties officeooo:rsid="003af32f" officeooo:paragraph-rsid="003af32f"/>
    </style:style>
    <style:style style:name="P12" style:family="paragraph" style:parent-style-name="Changes" style:list-style-name="L1">
      <style:text-properties officeooo:rsid="0039da70" officeooo:paragraph-rsid="0039da70"/>
    </style:style>
    <style:style style:name="P13" style:family="paragraph" style:parent-style-name="Changes" style:list-style-name="L2"/>
    <style:style style:name="P14" style:family="paragraph" style:parent-style-name="Changes" style:list-style-name="L1">
      <style:text-properties officeooo:rsid="003bba96" officeooo:paragraph-rsid="003bba96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style:font-name="Calibri2" style:text-underline-style="none" officeooo:rsid="00139015" officeooo:paragraph-rsid="00139015"/>
    </style:style>
    <style:style style:name="P17" style:family="paragraph" style:parent-style-name="Standard" style:list-style-name="L1">
      <style:text-properties style:font-name="Calibri2" style:text-underline-style="none" officeooo:rsid="000c116a" officeooo:paragraph-rsid="000c116a"/>
    </style:style>
    <style:style style:name="P18" style:family="paragraph" style:parent-style-name="Standard" style:list-style-name="L2">
      <style:text-properties style:font-name="Calibri2" style:text-underline-style="none" officeooo:rsid="000f47e1" officeooo:paragraph-rsid="001f8679"/>
    </style:style>
    <style:style style:name="P19" style:family="paragraph" style:parent-style-name="Standard" style:list-style-name="L2">
      <style:text-properties style:font-name="Calibri2" style:text-underline-style="none" officeooo:rsid="000f47e1" officeooo:paragraph-rsid="000f47e1"/>
    </style:style>
    <style:style style:name="P20" style:family="paragraph" style:parent-style-name="Standard" style:list-style-name="L2">
      <style:text-properties style:font-name="Calibri2" style:text-underline-style="none" officeooo:rsid="00218a9f" officeooo:paragraph-rsid="00218a9f"/>
    </style:style>
    <style:style style:name="P21" style:family="paragraph" style:parent-style-name="Standard" style:list-style-name="L2">
      <style:text-properties style:font-name="Calibri2" style:text-underline-style="none" officeooo:rsid="00253902" officeooo:paragraph-rsid="00253902"/>
    </style:style>
    <style:style style:name="P22" style:family="paragraph" style:parent-style-name="Standard" style:list-style-name="L1">
      <style:text-properties style:font-name="Calibri2" officeooo:rsid="00139015" officeooo:paragraph-rsid="00139015"/>
    </style:style>
    <style:style style:name="P23" style:family="paragraph" style:parent-style-name="Standard" style:list-style-name="L1">
      <style:text-properties style:font-name="Calibri2" officeooo:rsid="0014366e" officeooo:paragraph-rsid="0014366e"/>
    </style:style>
    <style:style style:name="P24" style:family="paragraph" style:parent-style-name="Standard" style:list-style-name="L1">
      <style:text-properties style:font-name="Calibri2" officeooo:rsid="0015d42d" officeooo:paragraph-rsid="0015d42d"/>
    </style:style>
    <style:style style:name="P25" style:family="paragraph" style:parent-style-name="Standard" style:list-style-name="L1">
      <style:text-properties style:font-name="Calibri2" officeooo:rsid="00365716" officeooo:paragraph-rsid="00365716"/>
    </style:style>
    <style:style style:name="P26" style:family="paragraph" style:parent-style-name="Standard" style:list-style-name="L1">
      <style:text-properties style:font-name="Calibri2" officeooo:rsid="0017c5f5" officeooo:paragraph-rsid="0017c5f5"/>
    </style:style>
    <style:style style:name="P27" style:family="paragraph" style:parent-style-name="Standard" style:list-style-name="L1">
      <style:text-properties style:font-name="Calibri2" officeooo:rsid="00190732" officeooo:paragraph-rsid="00190732"/>
    </style:style>
    <style:style style:name="P28" style:family="paragraph" style:parent-style-name="Standard" style:list-style-name="L1">
      <style:text-properties style:font-name="Calibri2" officeooo:rsid="000d2037" officeooo:paragraph-rsid="000d2037"/>
    </style:style>
    <style:style style:name="P29" style:family="paragraph" style:parent-style-name="Standard" style:list-style-name="L1">
      <style:text-properties style:font-name="Calibri2" officeooo:rsid="002405fc" officeooo:paragraph-rsid="002405fc"/>
    </style:style>
    <style:style style:name="P30" style:family="paragraph" style:parent-style-name="Standard" style:list-style-name="L1">
      <style:text-properties style:font-name="Calibri2" fo:font-style="italic" officeooo:rsid="000d2037" officeooo:paragraph-rsid="000d2037" style:font-style-asian="italic" style:font-style-complex="italic"/>
    </style:style>
    <style:style style:name="P31" style:family="paragraph" style:parent-style-name="Standard" style:list-style-name="L2">
      <style:text-properties style:font-name="Calibri2" fo:font-style="italic" style:text-underline-style="none" officeooo:rsid="000f47e1" officeooo:paragraph-rsid="000f47e1" style:font-style-asian="italic" style:font-style-complex="italic"/>
    </style:style>
    <style:style style:name="P32" style:family="paragraph" style:parent-style-name="Standard" style:list-style-name="L1">
      <style:text-properties style:font-name="Calibri2" fo:font-size="12pt" fo:font-style="normal" officeooo:rsid="003825b1" officeooo:paragraph-rsid="003825b1" style:font-size-asian="10.5pt" style:font-style-asian="normal" style:font-size-complex="12pt" style:font-style-complex="normal"/>
    </style:style>
    <style:style style:name="P33" style:family="paragraph" style:parent-style-name="Standard" style:list-style-name="L1">
      <style:text-properties style:font-name="Calibri2" fo:font-size="12pt" fo:font-style="normal" officeooo:rsid="001a9e78" officeooo:paragraph-rsid="001a9e78" style:font-size-asian="10.5pt" style:font-style-asian="normal" style:font-size-complex="12pt" style:font-style-complex="normal"/>
    </style:style>
    <style:style style:name="P34" style:family="paragraph" style:parent-style-name="Standard" style:list-style-name="L1">
      <style:text-properties style:font-name="Calibri2" fo:font-size="12pt" fo:font-style="normal" officeooo:rsid="001c9a08" officeooo:paragraph-rsid="001c9a08" style:font-size-asian="10.5pt" style:font-style-asian="normal" style:font-size-complex="12pt" style:font-style-complex="normal"/>
    </style:style>
    <style:style style:name="P35" style:family="paragraph" style:parent-style-name="Standard" style:list-style-name="L1">
      <style:text-properties style:font-name="Calibri2" fo:font-size="12pt" fo:font-style="normal" officeooo:rsid="002a5700" officeooo:paragraph-rsid="002a5700" style:font-size-asian="10.5pt" style:font-style-asian="normal" style:font-size-complex="12pt" style:font-style-complex="normal"/>
    </style:style>
    <style:style style:name="P36" style:family="paragraph" style:parent-style-name="Standard" style:list-style-name="L1">
      <style:text-properties style:font-name="Calibri2" fo:font-size="12pt" fo:font-style="normal" officeooo:rsid="0028eb1b" officeooo:paragraph-rsid="0028eb1b" style:font-size-asian="10.5pt" style:font-style-asian="normal" style:font-size-complex="12pt" style:font-style-complex="normal"/>
    </style:style>
    <style:style style:name="P37" style:family="paragraph" style:parent-style-name="Standard" style:list-style-name="L1">
      <style:text-properties style:font-name="Calibri2" fo:font-size="12pt" fo:font-style="normal" officeooo:rsid="003af32f" officeooo:paragraph-rsid="003af32f" style:font-size-asian="10.5pt" style:font-style-asian="normal" style:font-size-complex="12pt" style:font-style-complex="normal"/>
    </style:style>
    <style:style style:name="P38" style:family="paragraph" style:parent-style-name="Standard" style:list-style-name="L1">
      <style:text-properties style:font-name="Calibri2" fo:font-size="12pt" fo:font-style="normal" officeooo:rsid="0039da70" officeooo:paragraph-rsid="0039da70" style:font-size-asian="10.5pt" style:font-style-asian="normal" style:font-size-complex="12pt" style:font-style-complex="normal"/>
    </style:style>
    <style:style style:name="P39" style:family="paragraph" style:parent-style-name="Standard" style:list-style-name="L1">
      <style:text-properties style:font-name="Calibri2" fo:font-size="12pt" fo:font-style="normal" officeooo:rsid="00244d7d" officeooo:paragraph-rsid="00244d7d" style:font-size-asian="10.5pt" style:font-style-asian="normal" style:font-size-complex="12pt" style:font-style-complex="normal"/>
    </style:style>
    <style:style style:name="P40" style:family="paragraph" style:parent-style-name="Standard" style:list-style-name="L1">
      <style:text-properties style:font-name="Calibri2" fo:font-size="12pt" fo:font-style="normal" officeooo:rsid="0024517b" officeooo:paragraph-rsid="0024517b" style:font-size-asian="10.5pt" style:font-style-asian="normal" style:font-size-complex="12pt" style:font-style-complex="normal"/>
    </style:style>
    <style:style style:name="P41" style:family="paragraph" style:parent-style-name="Standard" style:list-style-name="L1">
      <style:text-properties style:font-name="Calibri2" fo:font-size="12pt" fo:font-style="normal" officeooo:rsid="000fe9f7" officeooo:paragraph-rsid="001e051b" style:font-size-asian="10.5pt" style:font-style-asian="normal" style:font-size-complex="12pt" style:font-style-complex="normal"/>
    </style:style>
    <style:style style:name="P42" style:family="paragraph" style:parent-style-name="Standard" style:list-style-name="L1">
      <style:text-properties style:font-name="Calibri2" fo:font-size="12pt" fo:font-style="normal" officeooo:rsid="003bba96" officeooo:paragraph-rsid="003bba96" style:font-size-asian="10.5pt" style:font-style-asian="normal" style:font-size-complex="12pt" style:font-style-complex="normal"/>
    </style:style>
    <style:style style:name="P43" style:family="paragraph" style:parent-style-name="Standard" style:list-style-name="L2">
      <style:text-properties style:font-name="Calibri2" fo:font-size="12pt" fo:font-style="normal" style:text-underline-style="none" officeooo:rsid="000f47e1" officeooo:paragraph-rsid="00218a9f" style:font-size-asian="12pt" style:font-style-asian="normal" style:font-size-complex="12pt" style:font-style-complex="normal"/>
    </style:style>
    <style:style style:name="P44" style:family="paragraph" style:parent-style-name="Standard" style:list-style-name="L1">
      <style:text-properties style:font-name="Calibri2" fo:font-size="12pt" fo:font-style="italic" officeooo:rsid="003210ae" officeooo:paragraph-rsid="003210ae" style:font-size-asian="10.5pt" style:font-style-asian="italic" style:font-size-complex="12pt" style:font-style-complex="italic"/>
    </style:style>
    <style:style style:name="P45" style:family="paragraph" style:parent-style-name="Standard" style:list-style-name="L1">
      <style:text-properties style:font-name="Calibri2" fo:font-size="12pt" fo:font-style="italic" officeooo:rsid="000fe9f7" officeooo:paragraph-rsid="001e051b" style:font-size-asian="10.5pt" style:font-style-asian="italic" style:font-size-complex="12pt" style:font-style-complex="italic"/>
    </style:style>
    <style:style style:name="P46" style:family="paragraph" style:parent-style-name="Standard" style:list-style-name="L1">
      <style:text-properties fo:color="#800080" loext:opacity="100%" style:font-name="Calibri2" fo:font-size="10.5pt" fo:font-style="italic" style:text-underline-style="none" officeooo:rsid="00139015" officeooo:paragraph-rsid="00139015" style:font-size-asian="10.5pt" style:font-style-asian="italic" style:font-size-complex="10.5pt" style:font-style-complex="italic"/>
    </style:style>
    <style:style style:name="P47" style:family="paragraph" style:parent-style-name="Standard" style:list-style-name="L2">
      <style:text-properties fo:color="#800080" loext:opacity="100%" style:font-name="Calibri2" fo:font-size="10.5pt" fo:font-style="italic" style:text-underline-style="none" officeooo:rsid="001f8679" officeooo:paragraph-rsid="001f8679" style:font-size-asian="9.14999961853027pt" style:font-style-asian="italic" style:font-size-complex="10.5pt" style:font-style-complex="italic"/>
    </style:style>
    <style:style style:name="P48" style:family="paragraph" style:parent-style-name="Standard" style:list-style-name="L2">
      <style:text-properties fo:color="#800080" loext:opacity="100%" style:font-name="Calibri2" fo:font-size="10.5pt" fo:font-style="italic" style:text-underline-style="none" officeooo:rsid="000f47e1" officeooo:paragraph-rsid="000f47e1" style:font-size-asian="9.14999961853027pt" style:font-style-asian="italic" style:font-size-complex="10.5pt" style:font-style-complex="italic"/>
    </style:style>
    <style:style style:name="P49" style:family="paragraph" style:parent-style-name="Standard" style:list-style-name="L2">
      <style:text-properties fo:color="#800080" loext:opacity="100%" style:font-name="Calibri2" fo:font-size="10.5pt" fo:font-style="italic" style:text-underline-style="none" officeooo:rsid="00218a9f" officeooo:paragraph-rsid="00218a9f" style:font-size-asian="9.14999961853027pt" style:font-style-asian="italic" style:font-size-complex="10.5pt" style:font-style-complex="italic"/>
    </style:style>
    <style:style style:name="P50" style:family="paragraph" style:parent-style-name="Standard" style:list-style-name="L1">
      <style:text-properties fo:color="#800080" loext:opacity="100%" style:font-name="Calibri2" fo:font-size="10.5pt" fo:font-style="italic" officeooo:rsid="000c116a" officeooo:paragraph-rsid="000c116a" style:font-size-asian="10.5pt" style:font-style-asian="italic" style:font-size-complex="10.5pt" style:font-style-complex="italic"/>
    </style:style>
    <style:style style:name="P51" style:family="paragraph" style:parent-style-name="Standard" style:list-style-name="L1">
      <style:text-properties fo:color="#800080" loext:opacity="100%" style:font-name="Calibri2" fo:font-size="10.5pt" fo:font-style="italic" officeooo:rsid="00139015" officeooo:paragraph-rsid="00139015" style:font-size-asian="10.5pt" style:font-style-asian="italic" style:font-size-complex="10.5pt" style:font-style-complex="italic"/>
    </style:style>
    <style:style style:name="P52" style:family="paragraph" style:parent-style-name="Standard" style:list-style-name="L1">
      <style:text-properties fo:color="#800080" loext:opacity="100%" style:font-name="Calibri2" fo:font-size="10.5pt" fo:font-style="italic" officeooo:rsid="0014366e" officeooo:paragraph-rsid="0014366e" style:font-size-asian="10.5pt" style:font-style-asian="italic" style:font-size-complex="10.5pt" style:font-style-complex="italic"/>
    </style:style>
    <style:style style:name="P53" style:family="paragraph" style:parent-style-name="Standard" style:list-style-name="L1">
      <style:text-properties fo:color="#800080" loext:opacity="100%" style:font-name="Calibri2" fo:font-size="10.5pt" fo:font-style="italic" officeooo:rsid="002c1f14" officeooo:paragraph-rsid="002c1f14" style:font-size-asian="10.5pt" style:font-style-asian="italic" style:font-size-complex="10.5pt" style:font-style-complex="italic"/>
    </style:style>
    <style:style style:name="P54" style:family="paragraph" style:parent-style-name="Standard" style:list-style-name="L1">
      <style:text-properties fo:color="#800080" loext:opacity="100%" style:font-name="Calibri2" fo:font-size="10.5pt" fo:font-style="italic" officeooo:rsid="003485dd" officeooo:paragraph-rsid="003485dd" style:font-size-asian="10.5pt" style:font-style-asian="italic" style:font-size-complex="10.5pt" style:font-style-complex="italic"/>
    </style:style>
    <style:style style:name="P55" style:family="paragraph" style:parent-style-name="Standard" style:list-style-name="L1">
      <style:text-properties fo:color="#800080" loext:opacity="100%" style:font-name="Calibri2" fo:font-size="10.5pt" fo:font-style="italic" officeooo:rsid="0034b2bb" officeooo:paragraph-rsid="0034b2bb" style:font-size-asian="10.5pt" style:font-style-asian="italic" style:font-size-complex="10.5pt" style:font-style-complex="italic"/>
    </style:style>
    <style:style style:name="P56" style:family="paragraph" style:parent-style-name="Standard" style:list-style-name="L1">
      <style:text-properties fo:color="#800080" loext:opacity="100%" style:font-name="Calibri2" fo:font-size="10.5pt" fo:font-style="italic" officeooo:rsid="0015d42d" officeooo:paragraph-rsid="0015d42d" style:font-size-asian="10.5pt" style:font-style-asian="italic" style:font-size-complex="10.5pt" style:font-style-complex="italic"/>
    </style:style>
    <style:style style:name="P57" style:family="paragraph" style:parent-style-name="Standard" style:list-style-name="L1">
      <style:text-properties fo:color="#800080" loext:opacity="100%" style:font-name="Calibri2" fo:font-size="10.5pt" fo:font-style="italic" officeooo:rsid="00297ede" officeooo:paragraph-rsid="00297ede" style:font-size-asian="10.5pt" style:font-style-asian="italic" style:font-size-complex="10.5pt" style:font-style-complex="italic"/>
    </style:style>
    <style:style style:name="P58" style:family="paragraph" style:parent-style-name="Standard" style:list-style-name="L1">
      <style:text-properties fo:color="#800080" loext:opacity="100%" style:font-name="Calibri2" fo:font-size="10.5pt" fo:font-style="italic" officeooo:rsid="00398494" officeooo:paragraph-rsid="00398494" style:font-size-asian="10.5pt" style:font-style-asian="italic" style:font-size-complex="10.5pt" style:font-style-complex="italic"/>
    </style:style>
    <style:style style:name="P59" style:family="paragraph" style:parent-style-name="Standard" style:list-style-name="L1">
      <style:text-properties fo:color="#800080" loext:opacity="100%" style:font-name="Calibri2" fo:font-size="10.5pt" fo:font-style="italic" officeooo:rsid="0017c5f5" officeooo:paragraph-rsid="0017c5f5" style:font-size-asian="10.5pt" style:font-style-asian="italic" style:font-size-complex="10.5pt" style:font-style-complex="italic"/>
    </style:style>
    <style:style style:name="P60" style:family="paragraph" style:parent-style-name="Standard" style:list-style-name="L1">
      <style:text-properties fo:color="#800080" loext:opacity="100%" style:font-name="Calibri2" fo:font-size="10.5pt" fo:font-style="italic" officeooo:rsid="00190732" officeooo:paragraph-rsid="00190732" style:font-size-asian="10.5pt" style:font-style-asian="italic" style:font-size-complex="10.5pt" style:font-style-complex="italic"/>
    </style:style>
    <style:style style:name="P61" style:family="paragraph" style:parent-style-name="Standard" style:list-style-name="L1">
      <style:text-properties fo:color="#800080" loext:opacity="100%" style:font-name="Calibri2" fo:font-size="10.5pt" fo:font-style="italic" officeooo:rsid="002405fc" officeooo:paragraph-rsid="002405fc" style:font-size-asian="10.5pt" style:font-style-asian="italic" style:font-size-complex="10.5pt" style:font-style-complex="italic"/>
    </style:style>
    <style:style style:name="P62" style:family="paragraph" style:parent-style-name="Standard" style:list-style-name="L1">
      <style:text-properties fo:color="#800080" loext:opacity="100%" style:font-name="Calibri2" fo:font-size="10.5pt" fo:font-style="italic" officeooo:rsid="001c9a08" officeooo:paragraph-rsid="001c9a08" style:font-size-asian="10.5pt" style:font-style-asian="italic" style:font-size-complex="10.5pt" style:font-style-complex="italic"/>
    </style:style>
    <style:style style:name="P63" style:family="paragraph" style:parent-style-name="Standard" style:list-style-name="L1">
      <style:text-properties fo:color="#800080" loext:opacity="100%" style:font-name="Calibri2" fo:font-size="10.5pt" fo:font-style="italic" officeooo:rsid="0028eb1b" officeooo:paragraph-rsid="0028eb1b" style:font-size-asian="10.5pt" style:font-style-asian="italic" style:font-size-complex="10.5pt" style:font-style-complex="italic"/>
    </style:style>
    <style:style style:name="P64" style:family="paragraph" style:parent-style-name="Standard" style:list-style-name="L1">
      <style:text-properties fo:color="#800080" loext:opacity="100%" style:font-name="Calibri2" fo:font-size="10.5pt" fo:font-style="italic" officeooo:rsid="00244d7d" officeooo:paragraph-rsid="00244d7d" style:font-size-asian="10.5pt" style:font-style-asian="italic" style:font-size-complex="10.5pt" style:font-style-complex="italic"/>
    </style:style>
    <style:style style:name="P65" style:family="paragraph" style:parent-style-name="Standard" style:list-style-name="L1">
      <style:text-properties fo:color="#800080" loext:opacity="100%" style:font-name="Calibri2" fo:font-size="10.5pt" fo:font-style="italic" officeooo:rsid="0022ad76" officeooo:paragraph-rsid="0022ad76" style:font-size-asian="10.5pt" style:font-style-asian="italic" style:font-size-complex="10.5pt" style:font-style-complex="italic"/>
    </style:style>
    <style:style style:name="P66" style:family="paragraph" style:parent-style-name="Standard" style:list-style-name="L1">
      <style:text-properties fo:color="#800080" loext:opacity="100%" style:font-name="Calibri2" fo:font-size="10.5pt" fo:font-style="italic" officeooo:rsid="00346b79" officeooo:paragraph-rsid="00346b79" style:font-size-asian="10.5pt" style:font-style-asian="italic" style:font-size-complex="10.5pt" style:font-style-complex="italic"/>
    </style:style>
    <style:style style:name="P67" style:family="paragraph" style:parent-style-name="Standard" style:list-style-name="L1">
      <style:text-properties fo:color="#800080" loext:opacity="100%" style:font-name="Calibri2" fo:font-size="10.5pt" fo:font-style="italic" officeooo:rsid="000d2037" officeooo:paragraph-rsid="000d2037" style:font-size-asian="9.14999961853027pt" style:font-style-asian="italic" style:font-size-complex="10.5pt" style:font-style-complex="italic"/>
    </style:style>
    <style:style style:name="P68" style:family="paragraph" style:parent-style-name="Standard" style:list-style-name="L1">
      <style:text-properties fo:color="#800080" loext:opacity="100%" style:font-name="Calibri2" fo:font-size="10.5pt" fo:font-style="italic" officeooo:rsid="0024517b" officeooo:paragraph-rsid="0024517b" style:font-size-asian="9.14999961853027pt" style:font-style-asian="italic" style:font-size-complex="10.5pt" style:font-style-complex="italic"/>
    </style:style>
    <style:style style:name="P69" style:family="paragraph" style:parent-style-name="Standard" style:list-style-name="L1">
      <style:text-properties fo:color="#800080" loext:opacity="100%" style:font-name="Calibri2" fo:font-size="10.5pt" fo:font-style="italic" officeooo:rsid="000fe9f7" officeooo:paragraph-rsid="001e051b" style:font-size-asian="9.14999961853027pt" style:font-style-asian="italic" style:font-size-complex="10.5pt" style:font-style-complex="italic"/>
    </style:style>
    <style:style style:name="P70" style:family="paragraph" style:parent-style-name="Standard" style:list-style-name="L1">
      <style:text-properties fo:color="#800080" loext:opacity="100%" style:font-name="Calibri2" fo:font-size="10.5pt" fo:font-style="italic" officeooo:rsid="001e051b" officeooo:paragraph-rsid="001e051b" style:font-size-asian="9.14999961853027pt" style:font-style-asian="italic" style:font-size-complex="10.5pt" style:font-style-complex="italic"/>
    </style:style>
    <style:style style:name="P71" style:family="paragraph" style:parent-style-name="Standard" style:list-style-name="L1">
      <style:text-properties fo:color="#000000" loext:opacity="100%" style:font-name="Calibri2" fo:font-size="12pt" fo:font-style="normal" officeooo:rsid="001e051b" officeooo:paragraph-rsid="001e051b" style:font-size-asian="10.5pt" style:font-style-asian="normal" style:font-size-complex="12pt" style:font-style-complex="normal"/>
    </style:style>
    <style:style style:name="T1" style:family="text">
      <style:text-properties style:font-name="Calibri2" style:text-underline-style="none"/>
    </style:style>
    <style:style style:name="T2" style:family="text">
      <style:text-properties fo:color="#800080" loext:opacity="100%" style:font-name="Calibri2" style:text-underline-style="none"/>
    </style:style>
    <style:style style:name="T3" style:family="text">
      <style:text-properties fo:color="#ff0000" loext:opacity="100%" style:font-name="Calibri2" style:text-underline-style="none" officeooo:rsid="0011aaee"/>
    </style:style>
    <style:style style:name="T4" style:family="text">
      <style:text-properties fo:color="#ff8000" loext:opacity="100%" style:font-name="Calibri2" style:text-underline-style="none"/>
    </style:style>
    <style:style style:name="T5" style:family="text">
      <style:text-properties fo:color="#000000" loext:opacity="100%" style:font-name="Calibri2" style:text-underline-style="none"/>
    </style:style>
    <style:style style:name="T6" style:family="text">
      <style:text-properties fo:color="#158466" loext:opacity="100%" style:font-name="Calibri2" style:text-underline-style="none"/>
    </style:style>
    <style:style style:name="T7" style:family="text">
      <style:text-properties officeooo:rsid="001a9e78"/>
    </style:style>
    <style:style style:name="T8" style:family="text">
      <style:text-properties officeooo:rsid="001c9a08"/>
    </style:style>
    <style:style style:name="T9" style:family="text">
      <style:text-properties officeooo:rsid="0020309e"/>
    </style:style>
    <style:style style:name="T10" style:family="text">
      <style:text-properties officeooo:rsid="002c56ce"/>
    </style:style>
    <style:style style:name="T11" style:family="text">
      <style:text-properties officeooo:rsid="003825b1"/>
    </style:style>
    <text:list-style style:name="L1">
      <text:list-level-style-bullet text:level="1" text:style-name="Bullet_20_Symbols" text:bullet-char="↳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↳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↳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↳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↳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↳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↳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↳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↳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↳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↳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↳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↳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↳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↳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↳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↳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↳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e list of tweaks by folder/file:</text:p>
      <text:p text:style-name="P7"><text:span text:style-name="T6">working</text:span><text:span text:style-name="T1"> – </text:span><text:span text:style-name="T2">needs testing</text:span><text:span text:style-name="T1"> – </text:span><text:span text:style-name="T4">needs updating </text:span><text:span text:style-name="T5">– </text:span><text:span text:style-name="T3">confirmed broken</text:span></text:p>
      <text:p text:style-name="P3"/>
      <text:p text:style-name="P3">common</text:p>
      <text:list xml:id="list1597693756" text:style-name="L1">
        <text:list-item>
          <text:p text:style-name="P16">ascension_perks</text:p>
          <text:list>
            <text:list-item>
              <text:p text:style-name="P16">zzzzzzzzzzz_crisis</text:p>
              <text:list>
                <text:list-item>
                  <text:p text:style-name="P46">Allow Become The Crisis for anyone</text:p>
                </text:list-item>
              </text:list>
            </text:list-item>
          </text:list>
        </text:list-item>
        <text:list-item>
          <text:p text:style-name="P17">buildings</text:p>
          <text:list>
            <text:list-item>
              <text:p text:style-name="P15">zzzz_ancient_refinery</text:p>
              <text:list>
                <text:list-item>
                  <text:p text:style-name="P8">Limit Ancient Refinery to 3 per empire</text:p>
                </text:list-item>
              </text:list>
            </text:list-item>
            <text:list-item>
              <text:p text:style-name="P15">zzzzzz_enable_technocorp_building</text:p>
              <text:list>
                <text:list-item>
                  <text:p text:style-name="P50">Enable branch building for Scientific Corporatism</text:p>
                </text:list-item>
                <text:list-item>
                  <text:p text:style-name="P50">Add trade value modifier for Outsourced R&amp;D to branch buildings</text:p>
                </text:list-item>
              </text:list>
            </text:list-item>
          </text:list>
        </text:list-item>
        <text:list-item>
          <text:p text:style-name="P22">bypass</text:p>
          <text:list>
            <text:list-item>
              <text:p text:style-name="P22">zz_catapult</text:p>
              <text:list>
                <text:list-item>
                  <text:p text:style-name="P51">Allow use of Quantum Cat if you don’t have the tech yourself</text:p>
                </text:list-item>
              </text:list>
            </text:list-item>
          </text:list>
        </text:list-item>
        <text:list-item>
          <text:p text:style-name="P22">casus_belli</text:p>
          <text:list>
            <text:list-item>
              <text:p text:style-name="P22">zzz_cb</text:p>
              <text:list>
                <text:list-item>
                  <text:p text:style-name="P51">Remove notifications for crisis CB</text:p>
                </text:list-item>
                <text:list-item>
                  <text:p text:style-name="P51">Remove TW CBs for Assimilators</text:p>
                </text:list-item>
                <text:list-item>
                  <text:p text:style-name="P51">Allow Galatron CB for Assimilators</text:p>
                </text:list-item>
              </text:list>
            </text:list-item>
          </text:list>
        </text:list-item>
        <text:list-item>
          <text:p text:style-name="P23">defines</text:p>
          <text:list>
            <text:list-item>
              <text:p text:style-name="P23">zzz_defines</text:p>
              <text:list>
                <text:list-item>
                  <text:p text:style-name="P52">Change galcome cooldowns</text:p>
                </text:list-item>
                <text:list-item>
                  <text:p text:style-name="P52">Change min and max trade deal length</text:p>
                </text:list-item>
                <text:list-item>
                  <text:p text:style-name="P53">Remove <text:span text:style-name="T11">1</text:span>/species rights <text:span text:style-name="T10">change</text:span> cooldowns</text:p>
                </text:list-item>
                <text:list-item>
                  <text:p text:style-name="P54">Cap upkeep reduction</text:p>
                </text:list-item>
                <text:list-item>
                  <text:p text:style-name="P55">Reduced maximum naval cap</text:p>
                </text:list-item>
              </text:list>
            </text:list-item>
          </text:list>
        </text:list-item>
        <text:list-item>
          <text:p text:style-name="P24">diplomatic_actions</text:p>
          <text:list>
            <text:list-item>
              <text:p text:style-name="P24">zzzz_diplo</text:p>
              <text:list>
                <text:list-item>
                  <text:p text:style-name="P56">Allow Assimilators to have rivals</text:p>
                </text:list-item>
                <text:list-item>
                  <text:p text:style-name="P57">Allow Inwards Perfection/Apathetic more diplo actions with certain traditions</text:p>
                </text:list-item>
                <text:list-item>
                  <text:p text:style-name="P58">Disallow scion overlord to close borders to its subject</text:p>
                </text:list-item>
              </text:list>
            </text:list-item>
          </text:list>
        </text:list-item>
        <text:list-item>
          <text:p text:style-name="P25">edicts</text:p>
          <text:list>
            <text:list-item>
              <text:p text:style-name="P25">zzzz_veru_event_edicts</text:p>
              <text:list>
                <text:list-item>
                  <text:p text:style-name="P9">Disable the vassal management edict</text:p>
                </text:list-item>
              </text:list>
            </text:list-item>
          </text:list>
        </text:list-item>
        <text:list-item>
          <text:p text:style-name="P24">game_rules</text:p>
          <text:list>
            <text:list-item>
              <text:p text:style-name="P24">zzz_xeno_compat</text:p>
              <text:list>
                <text:list-item>
                  <text:p text:style-name="P59">Move check for xeno compat here instead of inside the AP</text:p>
                </text:list-item>
              </text:list>
            </text:list-item>
            <text:list-item>
              <text:p text:style-name="P26">zzz_allow_claim</text:p>
              <text:list>
                <text:list-item>
                  <text:p text:style-name="P59">Allow Assimilators to claim and be claimed</text:p>
                </text:list-item>
              </text:list>
            </text:list-item>
          </text:list>
        </text:list-item>
        <text:list-item>
          <text:p text:style-name="P27">governments</text:p>
          <text:list>
            <text:list-item>
              <text:p text:style-name="P27">civics</text:p>
              <text:list>
                <text:list-item>
                  <text:p text:style-name="P15">zzzz_pompous_purists</text:p>
                  <text:list>
                    <text:list-item>
                      <text:p text:style-name="P8">Allow Pompous Purists to use the Scion origin</text:p>
                    </text:list-item>
                  </text:list>
                </text:list-item>
                <text:list-item>
                  <text:p text:style-name="P27">zzzz_origins</text:p>
                  <text:list>
                    <text:list-item>
                      <text:p text:style-name="P60">Allow Infesting Hive for non-Devouring Swarm</text:p>
                    </text:list-item>
                    <text:list-item>
                      <text:p text:style-name="P60">Allow 04 Origin for hives</text:p>
                    </text:list-item>
                  </text:list>
                </text:list-item>
                <text:list-item>
                  <text:p text:style-name="P27">zzzz_civics</text:p>
                  <text:list>
                    <text:list-item>
                      <text:p text:style-name="P60">Disallow Alpha Directive for Servito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inline_scripts</text:p>
          <text:list>
            <text:list-item>
              <text:p text:style-name="P29">traits</text:p>
              <text:list>
                <text:list-item>
                  <text:p text:style-name="P29"><text:soft-page-break/>inline_aquatic_trait_effects</text:p>
                  <text:list>
                    <text:list-item>
                      <text:p text:style-name="P61">Effects for aquatic traits</text:p>
                    </text:list-item>
                  </text:list>
                </text:list-item>
              </text:list>
            </text:list-item>
            <text:list-item>
              <text:p text:style-name="P27">jobs</text:p>
              <text:list>
                <text:list-item>
                  <text:p text:style-name="P27">resources</text:p>
                  <text:list>
                    <text:list-item>
                      <text:p text:style-name="P27">inline_evolved_tec_hive_mindflayers</text:p>
                      <text:list>
                        <text:list-item>
                          <text:p text:style-name="P60">Change production for <text:span text:style-name="T7">Livestock with Mindflayers civic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buildings</text:p>
              <text:list>
                <text:list-item>
                  <text:p text:style-name="P28">modifiers</text:p>
                  <text:list>
                    <text:list-item>
                      <text:p text:style-name="P30">inline_researchbureau_trade_value</text:p>
                      <text:list>
                        <text:list-item>
                          <text:p text:style-name="P67">Trade value modifiers for Outsourced R&amp;D branch building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policies</text:p>
          <text:list>
            <text:list-item>
              <text:p text:style-name="P32">zzzzzz_policies</text:p>
              <text:list>
                <text:list-item>
                  <text:p text:style-name="P10">Allow aggressive interference for Exploration Protocol</text:p>
                </text:list-item>
                <text:list-item>
                  <text:p text:style-name="P10">Allow animosity diplo stance for subjects</text:p>
                </text:list-item>
              </text:list>
            </text:list-item>
          </text:list>
        </text:list-item>
        <text:list-item>
          <text:p text:style-name="P42">pop_categories</text:p>
          <text:list>
            <text:list-item>
              <text:p text:style-name="P42">zzzzzzzzzzzzzzzzzzzzzz_popcats</text:p>
              <text:list>
                <text:list-item>
                  <text:p text:style-name="P14">Compat for species diversity and evolved</text:p>
                </text:list-item>
              </text:list>
            </text:list-item>
          </text:list>
        </text:list-item>
        <text:list-item>
          <text:p text:style-name="P33">pop_jobs</text:p>
          <text:list>
            <text:list-item>
              <text:p text:style-name="P33"><text:span text:style-name="T8">z</text:span>z_mental_slave_job</text:p>
              <text:list>
                <text:list-item>
                  <text:p text:style-name="P62">Change production for Mental Slaves</text:p>
                </text:list-item>
              </text:list>
            </text:list-item>
            <text:list-item>
              <text:p text:style-name="P34">zzz_lith_anglers</text:p>
              <text:list>
                <text:list-item>
                  <text:p text:style-name="P62">Add Reef Miner production from Anglers councillor</text:p>
                </text:list-item>
              </text:list>
            </text:list-item>
          </text:list>
        </text:list-item>
        <text:list-item>
          <text:p text:style-name="P35">resolutions</text:p>
          <text:list>
            <text:list-item>
              <text:p text:style-name="P35">zzzz_pompous_custodian</text:p>
              <text:list>
                <text:list-item>
                  <text:p text:style-name="P8">Allow Pompous Purists to become custodian</text:p>
                </text:list-item>
              </text:list>
            </text:list-item>
          </text:list>
        </text:list-item>
        <text:list-item>
          <text:p text:style-name="P36">technology</text:p>
          <text:list>
            <text:list-item>
              <text:p text:style-name="P37">zzz_nanites</text:p>
              <text:list>
                <text:list-item>
                  <text:p text:style-name="P11">Scavenger bot techs are available as rare techs after reseraching neanite production</text:p>
                </text:list-item>
              </text:list>
            </text:list-item>
            <text:list-item>
              <text:p text:style-name="P36">zzzz_genetics</text:p>
              <text:list>
                <text:list-item>
                  <text:p text:style-name="P63">Allow genetics and cloning techs for machine empires with any organic pop</text:p>
                </text:list-item>
              </text:list>
            </text:list-item>
          </text:list>
        </text:list-item>
        <text:list-item>
          <text:p text:style-name="P38">terraform</text:p>
          <text:list>
            <text:list-item>
              <text:p text:style-name="P38">pd_hycean_terraform_links</text:p>
              <text:list>
                <text:list-item>
                  <text:p text:style-name="P12">Change eco cat of hycean terraform to ocean terraforming</text:p>
                </text:list-item>
              </text:list>
            </text:list-item>
          </text:list>
        </text:list-item>
        <text:list-item>
          <text:p text:style-name="P39">traits</text:p>
          <text:list>
            <text:list-item>
              <text:p text:style-name="P40">zz_evolved_feature_traits</text:p>
              <text:list>
                <text:list-item>
                  <text:p text:style-name="P68">Disable advanced aquatic trait</text:p>
                </text:list-item>
              </text:list>
            </text:list-item>
            <text:list-item>
              <text:p text:style-name="P39">zz_evolved_robotic_traits</text:p>
              <text:list>
                <text:list-item>
                  <text:p text:style-name="P64">Changed unadapatable to -20% hab</text:p>
                </text:list-item>
                <text:list-item>
                  <text:p text:style-name="P64">Changed machine aquatics effect</text:p>
                </text:list-item>
              </text:list>
            </text:list-item>
            <text:list-item>
              <text:p text:style-name="P39">00_species_traits_basic_characteristics</text:p>
              <text:list>
                <text:list-item>
                  <text:p text:style-name="P64">Changed aquatics trait effect</text:p>
                </text:list-item>
              </text:list>
            </text:list-item>
          </text:list>
        </text:list-item>
        <text:list-item>
          <text:p text:style-name="P34">scripted_triggers</text:p>
          <text:list>
            <text:list-item>
              <text:p text:style-name="P34">00_machine_genetics_scripted_trigger</text:p>
              <text:list>
                <text:list-item>
                  <text:p text:style-name="P63">Check if there’s any organic species for machines</text:p>
                </text:list-item>
              </text:list>
            </text:list-item>
            <text:list-item>
              <text:p text:style-name="P34">00_aquatics_trait_scripted_triggers</text:p>
              <text:list>
                <text:list-item>
                  <text:p text:style-name="P65">Check Planet Classes for overhauled aquatic trait</text:p>
                </text:list-item>
              </text:list>
            </text:list-item>
            <text:list-item>
              <text:p text:style-name="P34">zzzzzzzzzzzzzzzzz_scripted_triggers</text:p>
              <text:list>
                <text:list-item>
                  <text:p text:style-name="P62">Make Assimilators not be considered a TW country</text:p>
                </text:list-item>
                <text:list-item>
                  <text:p text:style-name="P66">Allow normal empire necrophages from phaging livestock</text:p>
                </text:list-item>
              </text:list>
            </text:list-item>
          </text:list>
        </text:list-item>
        <text:list-item>
          <text:p text:style-name="P41">solar_system_initializers</text:p>
          <text:list>
            <text:list-item>
              <text:p text:style-name="P44">void_visitors_init</text:p>
              <text:list>
                <text:list-item>
                  <text:p text:style-name="P8">Some stuff from serente</text:p>
                </text:list-item>
              </text:list>
            </text:list-item>
            <text:list-item>
              <text:p text:style-name="P45"><text:soft-page-break/>!!_lgates</text:p>
              <text:list>
                <text:list-item>
                  <text:p text:style-name="P69">Add nanite words with nanite deposits to L-Gate systems</text:p>
                </text:list-item>
              </text:list>
            </text:list-item>
          </text:list>
        </text:list-item>
        <text:list-item>
          <text:p text:style-name="P71">war_goals</text:p>
          <text:list>
            <text:list-item>
              <text:p text:style-name="P71">zz_war_goals</text:p>
              <text:list>
                <text:list-item>
                  <text:p text:style-name="P70">Disable Assimilation war goals</text:p>
                </text:list-item>
              </text:list>
            </text:list-item>
          </text:list>
        </text:list-item>
      </text:list>
      <text:p text:style-name="P2"/>
      <text:p text:style-name="P4">events</text:p>
      <text:list xml:id="list1216754824" text:style-name="L2">
        <text:list-item>
          <text:p text:style-name="P18">zz_voidtech_startup</text:p>
          <text:list>
            <text:list-item>
              <text:p text:style-name="P13">Some stuff from serente</text:p>
            </text:list-item>
          </text:list>
        </text:list-item>
        <text:list-item>
          <text:p text:style-name="P18">!protoworld_finish</text:p>
          <text:list>
            <text:list-item>
              <text:p text:style-name="P13">Add Exotic Gas deposits to toxic protoworlds</text:p>
            </text:list-item>
          </text:list>
        </text:list-item>
        <text:list-item>
          <text:p text:style-name="P18">!pd_startgame</text:p>
          <text:list>
            <text:list-item>
              <text:p text:style-name="P47">Disable PD startup planet change event <text:span text:style-name="T9">in MP</text:span></text:p>
            </text:list-item>
          </text:list>
        </text:list-item>
      </text:list>
      <text:p text:style-name="P2"/>
      <text:p text:style-name="P2">gfx</text:p>
      <text:list xml:id="list205544506873481" text:continue-numbering="true" text:style-name="L2">
        <text:list-item>
          <text:p text:style-name="P19">interface</text:p>
          <text:list>
            <text:list-item>
              <text:p text:style-name="P19">icons</text:p>
              <text:list>
                <text:list-item>
                  <text:p text:style-name="P19">buildings</text:p>
                  <text:list>
                    <text:list-item>
                      <text:p text:style-name="P31">building_tec_private_patents_initiative</text:p>
                      <text:list>
                        <text:list-item>
                          <text:p text:style-name="P48">Building icon for Scientific Corporatism branch buildi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5">localisation</text:p>
      <text:list xml:id="list205544610816814" text:continue-numbering="true" text:style-name="L2">
        <text:list-item>
          <text:p text:style-name="P20">replace</text:p>
          <text:list>
            <text:list-item>
              <text:p text:style-name="P21">zzz_replace_aquatics_l_english</text:p>
            </text:list-item>
            <text:list-item>
              <text:p text:style-name="P43">zz_replace_evolved_l_english</text:p>
              <text:list>
                <text:list-item>
                  <text:p text:style-name="P49">Change Mindflayers description to match new produc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style:font-pitch="variable"/>
    </style:style>
    <style:style style:name="Changes" style:family="paragraph" style:parent-style-name="Standard" style:master-page-name="">
      <style:paragraph-properties style:page-number="auto"/>
      <style:text-properties fo:color="#800080" loext:opacity="100%" style:font-name="Calibri" fo:font-family="Calibri" style:font-style-name="Italic" style:font-family-generic="swiss" style:font-pitch="variable" fo:font-size="10.5pt" fo:font-style="italic"/>
    </style:style>
    <style:style style:name="Bullet_20_Symbols" style:display-name="Bullet Symbols" style:family="text">
      <style:text-properties style:font-name="OpenSymbol1" fo:font-family="OpenSymbol" style:font-charset="x-symbol" fo:font-size="12pt" style:font-name-asian="OpenSymbol1" style:font-family-asian="OpenSymbol" style:font-charset-asian="x-symbol" style:font-size-asian="10.5pt" style:font-name-complex="OpenSymbol1" style:font-family-complex="OpenSymbol" style:font-charset-complex="x-symbol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8T20:55:43.940000000</dc:date>
    <meta:editing-duration>PT4H30M41S</meta:editing-duration>
    <meta:editing-cycles>4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126" meta:word-count="539" meta:character-count="3573" meta:non-whitespace-character-count="3277"/>
  </office:meta>
</office:document-meta>
</file>